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43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Rm Sub Ctg</text:p>
          </table:table-cell>
          <table:table-cell table:style-name="ce1" office:value-type="string" calcext:value-type="string">
            <text:p>product_id</text:p>
          </table:table-cell>
        </table:table-row>
        <table:table-row table:style-name="ro1">
          <table:table-cell table:style-name="ce2" office:value-type="string" calcext:value-type="string">
            <text:p>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G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L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G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Q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Q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V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V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B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Z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O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P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B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C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Z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T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D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M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Z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Z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Z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Z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Z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K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KC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K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P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Z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P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G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Z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R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Q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E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Z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Z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X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H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H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H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I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B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K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KY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L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X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Q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H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F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M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S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KC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Z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A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X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C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KY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O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G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P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R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C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Z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F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R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S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Z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H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B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B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P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Q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S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N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T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W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Q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C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Q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Q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G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H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Z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Y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Y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Y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Y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Z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Z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OX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A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T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X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T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 table:number-rows-repeated="295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">
      <number:month number:style="long"/>
      <number:text>/</number:text>
      <number:day number:style="long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9:45:09.845882308</meta:creation-date>
    <dc:date>2021-09-03T09:45:27.360194484</dc:date>
    <meta:editing-duration>PT17S</meta:editing-duration>
    <meta:editing-cycles>1</meta:editing-cycles>
    <meta:generator>LibreOffice/6.4.7.2$Linux_X86_64 LibreOffice_project/40$Build-2</meta:generator>
    <meta:document-statistic meta:table-count="1" meta:cell-count="1270" meta:object-count="0"/>
  </office:meta>
</office:document-meta>
</file>